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1" style:family="paragraph"/>
  </office:automatic-styles>
  <office:body>
    <office:text text:use-soft-page-breaks="true">
      <text:p text:style-name="P1">Criterion A: Planning</text:p>
      <text:p text:style-name="P2"/>
      <text:p text:style-name="P3">Defining the Problem</text:p>
      <text:p text:style-name="Standard"><text:span text:style-name="T4"><text:tab/></text:span>The client is one of the club officers for D&amp;D Club. They are having issues with scheduling, as the Dungeon Masters (DM's) can't easily get a hold of their players to let them know when<text:s/>they'll be meeting, which is leading to scheduling conflicts. Additionally, miscommunications occur quite frequently when DM's<text:s/>forget to remind their players that there is a session or<text:s/>have to cancel<text:s/>their<text:s/>session. After consulting with them,<text:s/>I suggested that they use a master calendar system that DM's can edit easily, and sends notifications out automatically.</text:p>
      <text:p text:style-name="P5"/>
      <text:p text:style-name="P6">Rationale for the Proposed Solution</text:p>
      <text:p text:style-name="Standard">My application will serve two purposes. First, to keep track of all the dates when sessions are planned, and second, to notify the appropriate users of when there is a session<text:s/>according to the dates. The application will also serve to provide a user-friendly GUI where dates can easily be added and removed by the DM’s.</text:p>
      <text:p text:style-name="Standard"/>
      <text:p text:style-name="Standard">In order to keep track of all the dates when sessions are planned, I will be storing the needed data<text:s/>(such as date and list of players that should be notified) on a Google Sheets and accessing it through the Google Sheets API, instead of storing the data on each user’s computer locally. This is to ensure that all users will be accessing the exact same data, and any changes that one user makes will be seen by the rest of the users.<text:s/></text:p>
      <text:p text:style-name="Standard"/>
      <text:p text:style-name="Standard">The application will then notify user’s automatically by using the Discord API, because the D&amp;D club is already using Discord as its primary method of communication, and integrating with this platform will make the adjustment much easier.<text:s/></text:p>
      <text:p text:style-name="Standard"/>
      <text:p text:style-name="Standard">This will be programmed in Java because it is compatible with both the API’s I will be using, and because it is easily portable to multiple computer environments.</text:p>
      <text:p text:style-name="P7"/>
      <text:p text:style-name="P8"/>
      <text:p text:style-name="P9">Success Criteria</text:p>
      <text:list text:style-name="LFO1" text:continue-numbering="true">
        <text:list-item>
          <text:p text:style-name="P10">The program directly notifies the correct players of when there's a session</text:p>
        </text:list-item>
        <text:list-item>
          <text:p text:style-name="P11">The program directly notifies the correct players of when a session has been cancelled</text:p>
        </text:list-item>
        <text:list-item>
          <text:p text:style-name="P12">DM's are able to add and remove session dates</text:p>
        </text:list-item>
        <text:list-item>
          <text:p text:style-name="P13">DM's are able to add and edit session details such as time, description, etc.</text:p>
        </text:list-item>
        <text:list-item>
          <text:p text:style-name="P14">DM's are able to add and remove players from their session lists</text:p>
        </text:list-item>
        <text:list-item>
          <text:p text:style-name="P15">DM's can see a list of players</text:p>
        </text:list-item>
      </text:list>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20-03-06T14:41:00Z</meta:creation-date>
    <dc:date>2020-03-06T15:42:00Z</dc:date>
    <meta:template xlink:href="Normal.dotm" xlink:type="simple"/>
    <meta:editing-cycles>2</meta:editing-cycles>
    <meta:editing-duration>PT1500S</meta:editing-duration>
    <meta:document-statistic meta:page-count="1" meta:paragraph-count="4" meta:word-count="328" meta:character-count="2194" meta:row-count="15" meta:non-whitespace-character-count="1870"/>
  </office:meta>
</office:document-meta>
</file>